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f38c7" officeooo:paragraph-rsid="001f38c7" style:font-size-asian="14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208d88" officeooo:paragraph-rsid="00235a55" style:font-size-asian="14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235a55" officeooo:paragraph-rsid="00235a55" style:font-size-asian="14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2444ba" officeooo:paragraph-rsid="002444ba" style:font-size-asian="14pt" style:font-size-complex="14pt"/>
    </style:style>
    <style:style style:name="P5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6" style:family="paragraph" style:parent-style-name="Heading_20_1">
      <style:paragraph-properties fo:line-height="150%" fo:text-align="center" style:justify-single-word="false"/>
      <style:text-properties style:font-name="Ubuntu" fo:font-size="14pt" officeooo:paragraph-rsid="001f38c7" style:font-size-asian="14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2444ba" officeooo:paragraph-rsid="002444ba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e664"/>
    </style:style>
    <style:style style:name="T3" style:family="text">
      <style:text-properties officeooo:rsid="00235a55"/>
    </style:style>
    <style:style style:name="T4" style:family="text">
      <style:text-properties officeooo:rsid="00244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ssues</text:h>
      <text:p text:style-name="P2">Issues é uma ferramenta do github que serve p<text:span text:style-name="T2">a</text:span>ra deixar um feedback ou auxiliar na construção de algum projeto desenvolvido por outras pessoas, é <text:span text:style-name="T3">normalmente usado para listar ou pedir ajuda sobre algum erro que deu no projeto, ou seja, é um comentário listando ou pedindo ajuda sobre algum erro.</text:span></text:p>
      <text:p text:style-name="P3">Issues é usado quando algum projeto de outra pessoa apresenta um <text:span text:style-name="T4">problema</text:span> que você não sabe resolver, <text:span text:style-name="T4">então você vai no repositório do projeto e manda um issue (mensagem / comentário) falando sobre esse problema, o que aconteceu ou o código que apareceu etc.</text:span></text:p>
      <text:p text:style-name="P4"><text:span text:style-name="T1">Obs:</text:span> <text:s/>Antes de abrir um, lembre-se sempre de procurar para ver se já não tem algum issue relatando o mesmo problema. Sempre evite fazer issues repetidos.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05:56:56.517623985</meta:creation-date>
    <dc:date>2022-08-22T05:27:35.524951700</dc:date>
    <meta:editing-duration>PT9M17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4" meta:word-count="121" meta:character-count="713" meta:non-whitespace-character-count="595"/>
  </office:meta>
</office:document-meta>
</file>